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77cm" fo:min-width="2.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94cm" fo:min-width="2.37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402cm" fo:min-width="2.37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414cm" fo:min-width="2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79cm" fo:min-width="2.377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 style:parent-style-name="standard">
      <style:graphic-properties draw:stroke="none" draw:fill="none" fo:min-height="0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.527cm" svg:x="8cm" svg:y="1.9cm">
          <text:p text:style-name="P1"><text:span text:style-name="T1">Add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77cm" svg:height="1.744cm" svg:x="8cm" svg:y="6.856cm">
          <text:p text:style-name="P1"><text:span text:style-name="T1">Input 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77cm" svg:height="1.744cm" svg:x="14.4cm" svg:y="6.856cm">
          <text:p text:style-name="P1"><text:span text:style-name="T1">Add Ite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77cm" svg:height="1.652cm" svg:x="2.5cm" svg:y="6.856cm">
          <text:p text:style-name="P1"><text:span text:style-name="T1">Get Menu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7cm" svg:y1="3.46cm" svg:x2="3.4cm" svg:y2="6.856cm">
          <text:p/>
        </draw:line>
        <draw:line draw:style-name="gr4" draw:text-style-name="P2" draw:layer="layout" svg:x1="9.5cm" svg:y1="3.46cm" svg:x2="9.5cm" svg:y2="6.764cm">
          <text:p/>
        </draw:line>
        <draw:line draw:style-name="gr4" draw:text-style-name="P2" draw:layer="layout" svg:x1="10.5cm" svg:y1="3.46cm" svg:x2="16.2cm" svg:y2="6.856cm">
          <text:p/>
        </draw:line>
        <draw:custom-shape draw:style-name="gr5" draw:text-style-name="P1" draw:layer="layout" svg:width="3.2cm" svg:height="1.664cm" svg:x="7.8cm" svg:y="10.3cm">
          <text:p text:style-name="P1"><text:span text:style-name="T1">Delete</text:span></text:p>
          <text:p text:style-name="P1"><text:span text:style-name="T1">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877cm" svg:height="1.629cm" svg:x="2.923cm" svg:y="15.171cm">
          <text:p text:style-name="P1"><text:span text:style-name="T1">Get Item</text:span></text:p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77cm" svg:height="1.629cm" svg:x="14.2cm" svg:y="15.171cm">
          <text:p text:style-name="P1"><text:span text:style-name="T1">Select Item</text:span></text:p>
          <text:p text:style-name="P1"><text:span text:style-name="T1">to delet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9cm" svg:y1="12cm" svg:x2="4.1cm" svg:y2="15.171cm">
          <text:p/>
        </draw:line>
        <draw:line draw:style-name="gr4" draw:text-style-name="P2" draw:layer="layout" svg:x1="10.3cm" svg:y1="12cm" svg:x2="16cm" svg:y2="15.171cm">
          <text:p/>
        </draw:line>
        <draw:custom-shape draw:style-name="gr1" draw:text-style-name="P1" draw:layer="layout" svg:width="3.2cm" svg:height="1.527cm" svg:x="7.8cm" svg:y="18.5cm">
          <text:p text:style-name="P1"><text:span text:style-name="T1">Add </text:span></text:p>
          <text:p text:style-name="P1"><text:span text:style-name="T1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877cm" svg:height="1.629cm" svg:x="2.6cm" svg:y="23cm">
          <text:p text:style-name="P1"><text:span text:style-name="T1">Get 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77cm" svg:height="1.629cm" svg:x="7.923cm" svg:y="23.271cm">
          <text:p text:style-name="P1"><text:span text:style-name="T1">Input</text:span></text:p>
          <text:p text:style-name="P1"><text:span text:style-name="T1">NoOfPp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7cm" svg:y1="20.1cm" svg:x2="3.9cm" svg:y2="22.9cm">
          <text:p/>
        </draw:line>
        <draw:line draw:style-name="gr4" draw:text-style-name="P2" draw:layer="layout" svg:x1="9.5cm" svg:y1="20cm" svg:x2="15.8cm" svg:y2="23.2cm">
          <text:p/>
        </draw:line>
        <draw:line draw:style-name="gr7" draw:text-style-name="P2" draw:layer="layout" svg:x1="4.2cm" svg:y1="22.2cm" svg:x2="5cm" svg:y2="21.4cm">
          <text:p/>
        </draw:line>
        <draw:line draw:style-name="gr7" draw:text-style-name="P2" draw:layer="layout" svg:x1="4.5cm" svg:y1="14.1cm" svg:x2="5.4cm" svg:y2="13.4cm">
          <text:p/>
        </draw:line>
        <draw:line draw:style-name="gr7" draw:text-style-name="P2" draw:layer="layout" svg:x1="4.6cm" svg:y1="5.2cm" svg:x2="5.7cm" svg:y2="4.5cm">
          <text:p/>
        </draw:line>
        <draw:line draw:style-name="gr7" draw:text-style-name="P2" draw:layer="layout" svg:x1="8.8cm" svg:y1="4.6cm" svg:x2="8.7cm" svg:y2="5.8cm">
          <text:p/>
        </draw:line>
        <draw:line draw:style-name="gr7" draw:text-style-name="P2" draw:layer="layout" svg:x1="12.9cm" svg:y1="3.8cm" svg:x2="13.9cm" svg:y2="4.7cm">
          <text:p/>
        </draw:line>
        <draw:line draw:style-name="gr7" draw:text-style-name="P2" draw:layer="layout" svg:x1="11cm" svg:y1="13.2cm" svg:x2="12cm" svg:y2="14.1cm">
          <text:p/>
        </draw:line>
        <draw:line draw:style-name="gr7" draw:text-style-name="P2" draw:layer="layout" svg:x1="9cm" svg:y1="22.3cm" svg:x2="9cm" svg:y2="21.2cm">
          <text:p/>
        </draw:line>
        <draw:line draw:style-name="gr7" draw:text-style-name="P2" draw:layer="layout" svg:x1="14.1cm" svg:y1="13cm" svg:x2="13cm" svg:y2="12.2cm">
          <text:p/>
        </draw:line>
        <draw:frame draw:style-name="gr8" draw:layer="layout" svg:width="1.5cm" svg:height="1.2cm" svg:x="3.1cm" svg:y="3.8cm">
          <draw:text-box>
            <text:p>MD</text:p>
          </draw:text-box>
        </draw:frame>
        <draw:frame draw:style-name="gr9" draw:layer="layout" svg:width="1.488cm" svg:height="0.962cm" svg:x="9.912cm" svg:y="5.238cm">
          <draw:text-box>
            <text:p>I</text:p>
          </draw:text-box>
        </draw:frame>
        <draw:frame draw:style-name="gr8" draw:layer="layout" svg:width="1.5cm" svg:height="1.2cm" svg:x="7cm" svg:y="4.9cm">
          <draw:text-box>
            <text:p>MD</text:p>
          </draw:text-box>
        </draw:frame>
        <draw:line draw:style-name="gr7" draw:text-style-name="P2" draw:layer="layout" svg:x1="10.7cm" svg:y1="6.7cm" svg:x2="10.6cm" svg:y2="5.6cm">
          <text:p/>
        </draw:line>
        <draw:frame draw:style-name="gr9" draw:layer="layout" svg:width="1.488cm" svg:height="0.962cm" svg:x="13.5cm" svg:y="3.038cm">
          <draw:text-box>
            <text:p>I</text:p>
          </draw:text-box>
        </draw:frame>
        <draw:frame draw:style-name="gr9" draw:layer="layout" svg:width="1.488cm" svg:height="0.962cm" svg:x="3.012cm" svg:y="12.8cm">
          <draw:text-box>
            <text:p>IL</text:p>
          </draw:text-box>
        </draw:frame>
        <draw:frame draw:style-name="gr9" draw:layer="layout" svg:width="1.488cm" svg:height="0.962cm" svg:x="11.3cm" svg:y="14.9cm">
          <draw:text-box>
            <text:p>IL</text:p>
          </draw:text-box>
        </draw:frame>
        <draw:frame draw:style-name="gr10" draw:layer="layout" svg:width="1.137cm" svg:height="0.962cm" svg:x="14.7cm" svg:y="13.2cm">
          <draw:text-box>
            <text:p>DI</text:p>
          </draw:text-box>
        </draw:frame>
        <draw:frame draw:style-name="gr10" draw:layer="layout" svg:width="0.959cm" svg:height="0.962cm" svg:x="3.8cm" svg:y="20.7cm">
          <draw:text-box>
            <text:p>D</text:p>
          </draw:text-box>
        </draw:frame>
        <draw:frame draw:style-name="gr11" draw:layer="layout" svg:width="1.483cm" svg:height="1.673cm" svg:x="7.717cm" svg:y="22.038cm">
          <draw:text-box>
            <text:p>NP</text:p>
          </draw:text-box>
        </draw:frame>
        <draw:custom-shape draw:style-name="gr6" draw:text-style-name="P1" draw:layer="layout" svg:width="2.877cm" svg:height="1.629cm" svg:x="14.6cm" svg:y="23.2cm">
          <text:p text:style-name="P1"><text:span text:style-name="T1">Get</text:span></text:p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3cm" svg:y1="20.1cm" svg:x2="9.3cm" svg:y2="23.1cm">
          <text:p/>
        </draw:line>
        <draw:line draw:style-name="gr7" draw:text-style-name="P2" draw:layer="layout" svg:x1="15.5cm" svg:y1="22.3cm" svg:x2="14.8cm" svg:y2="21.6cm">
          <text:p/>
        </draw:line>
        <draw:frame draw:style-name="gr11" draw:layer="layout" svg:width="1.483cm" svg:height="1.673cm" svg:x="15.7cm" svg:y="20.9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4:17:49.546000000</meta:creation-date>
    <dc:date>2014-12-02T15:20:12.338000000</dc:date>
    <meta:editing-duration>PT47M11S</meta:editing-duration>
    <meta:editing-cycles>3</meta:editing-cycles>
    <meta:generator>LibreOffice/4.3.2.2$Windows_x86 LibreOffice_project/edfb5295ba211bd31ad47d0bad0118690f76407d</meta:generator>
    <meta:document-statistic meta:object-count="39"/>
  </office:meta>
</office:document-meta>
</file>